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FacesContext.getRespons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Maximum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Messages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setResponseStream( ResponseStream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acesContext.getRespons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setViewRoot( UIViewRoot view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ClientIdsWith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RenderK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acesContext.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acesContext.setApplication( 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View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Response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setExternalContext( ExternalContext exter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setResponseWriter( ResponseWrit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acesContext.addMessage( String arg0 , FacesMessag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FacesContext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acesContext.rend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